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7.64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159.05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4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DAQCard2015 Bill of Materials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Number Used</text:p>
          </table:table-cell>
          <table:table-cell table:style-name="ce1" office:value-type="string" calcext:value-type="string">
            <text:p><text:s/>UNIT PRICE(x1)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price per</text:p>
          </table:table-cell>
          <table:table-cell table:style-name="ce1" office:value-type="string" calcext:value-type="string">
            <text:p>Price per Boar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AP ALUM 100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3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101MCL1GB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ALUM 47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70MCL1GB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CAP CER 10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66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106K125AB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CER 2.2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588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225K085AA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49" calcext:value-type="float">
            <text:p>49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CER 10000P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510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3K080AA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CER 3900PF 50V 10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98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392K080A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Resistor Array x8 MNR18ERAPJ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or Array x4 MNR04ERAPJ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 Chip Resistors …</text:p>
          </table:table-cell>
          <table:table-cell table:number-columns-repeated="5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BEAD FERRITE 7 OHM 3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070Y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070Y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ONN MOD JACK 8P8C R/A SHIELD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9312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406967-3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NN HEADER HS .5MM 180POS DL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8193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QTH-090-01-L-D-A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NN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358-ND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EPY.00.250.NTN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ONN HEADER VERT 2POS .100 TI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921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NN RECEPT 2POS 22AWG MTA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31080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3-640440-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C DAC 12BIT OCT 5V REF 16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628ARUZ-2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628ARUZ-2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 OPAMP DIFF 95MHZ RRO 38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315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HS4524IDBTR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 ADC 10BIT SRL 40MSPS 64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9219ABCPZ-40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9219ABCPZ-40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PWR MOD DC/DC 0.59-5.5V @ 2A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5-1160-1-ND</text:p>
          </table:table-cell>
          <table:table-cell office:value-type="string" calcext:value-type="string">
            <text:p>GE Critical Power</text:p>
          </table:table-cell>
          <table:table-cell office:value-type="string" calcext:value-type="string">
            <text:p>APXS002A0X-SRZ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 REG LDO 5V 1.5A DDPA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1086ISX-5.0/NOPB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086ISX-5.0/NOPB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DIODE BRIDGE 2A 40V TO-269A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41-1213-1-ND</text:p>
          </table:table-cell>
          <table:table-cell office:value-type="string" calcext:value-type="string">
            <text:p>Comchip Technology</text:p>
          </table:table-cell>
          <table:table-cell office:value-type="string" calcext:value-type="string">
            <text:p>CDBHD240-G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LED 565NM WTR CLR GREEN 1206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L-LX1206GC-TR</text:p>
          </table:table-cell>
          <table:table-cell office:value-type="string" calcext:value-type="string">
            <text:p>Lumex Opto/Components Inc.</text:p>
          </table:table-cell>
          <table:table-cell office:value-type="string" calcext:value-type="string">
            <text:p>67-1357-1-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C COMPARATOR 2.4V REF SOT-23-6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MCP65R41T-2402E/CHYC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RANS NPN 40V 0.6A SOT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2222ATPMSCT-ND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MMBT2222A-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FAN AXIAL 40X10MM VAPO 5VDC WIR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59-1565-ND</text:p>
          </table:table-cell>
          <table:table-cell office:value-type="string" calcext:value-type="string">
            <text:p>Sunon Fans</text:p>
          </table:table-cell>
          <table:table-cell office:value-type="string" calcext:value-type="string">
            <text:p>MB40100V2-000U-A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HERMISTOR NTC 10K OHM 1%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55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NTCG163JF103FT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Alum Enclosur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Hammond Manufacturing</text:p>
          </table:table-cell>
          <table:table-cell office:value-type="string" calcext:value-type="string">
            <text:p>TB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21:24:10.175904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2:27:32.225170234</dc:date>
    <meta:generator>LibreOffice/5.0.1.2.0$Linux_X86_64 LibreOffice_project/00m0$Build-2</meta:generator>
    <meta:editing-duration>P1DT1H17M54S</meta:editing-duration>
    <meta:editing-cycles>26</meta:editing-cycles>
    <meta:document-statistic meta:table-count="1" meta:cell-count="170" meta:object-count="0"/>
  </office:meta>
</office:document-meta>
</file>